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Tahoma" svg:font-family="Tahoma" style:font-family-generic="system" style:font-pitch="variable"/>
  </office:font-face-decls>
  <office:automatic-styles>
    <style:style style:name="co1" style:family="table-column">
      <style:table-column-properties fo:break-before="auto" style:column-width="5.47mm"/>
    </style:style>
    <style:style style:name="co2" style:family="table-column">
      <style:table-column-properties fo:break-before="auto" style:column-width="71.91mm"/>
    </style:style>
    <style:style style:name="co3" style:family="table-column">
      <style:table-column-properties fo:break-before="auto" style:column-width="10.71mm"/>
    </style:style>
    <style:style style:name="co4" style:family="table-column">
      <style:table-column-properties fo:break-before="auto" style:column-width="15.95mm"/>
    </style:style>
    <style:style style:name="co5" style:family="table-column">
      <style:table-column-properties fo:break-before="auto" style:column-width="10.37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73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table-cell office:value-type="string" calcext:value-type="string">
            <text:p>documents</text:p>
          </table:table-cell>
          <table:table-cell office:value-type="string" calcext:value-type="string">
            <text:p>docname</text:p>
          </table:table-cell>
          <table:table-cell office:value-type="string" calcext:value-type="string">
            <text:p>id</text:p>
          </table:table-cell>
          <table:table-cell office:value-type="string" calcext:value-type="string">
            <text:p>type</text:p>
          </table:table-cell>
          <table:table-cell/>
        </table:table-row>
        <table:table-row table:style-name="ro2">
          <table:table-cell office:value-type="float" office:value="1" calcext:value-type="float">
            <text:p>1</text:p>
          </table:table-cell>
          <table:table-cell office:value-type="string" calcext:value-type="string">
            <text:p>عبد الله أوه عبود تعالى تعالوا هلا ب ال هلا تفضلوا تفضلوا حيى عبد الله حيى زين تونسوا شوية يا مرحب و سهل مو علوم حمد الله مو أخبارك يا سعيد و ال أنت أنت بغى يوم وحده أشوفك متصفد عن ذي ال ربشة ما رمت تو ما ل الله يهدي جايين هنا رباعة مشى كي حمو تخابر أنا ها هين التقى الله يهدي عب تو أنا من جا مشى بيولي هيه و ال صدق راح على يا أخي راح على راح على سلم على ال رجال عبد الله كيف ال صحة حمد الله مو أخبارك كيف علوم أنت أنا ب خير ال حمد الله حيى الله يا أهل و سهل الله يهدي يا سعيد الله يهدي مو أسوي ترا راح على أقول خلا نجلس في ال بساط و نسولف على راح خلا أحسن يلا خلا خلا خلا تفضلوا تفضلوا زارت ال بركة الله خلا الله خلا حيى الله يا خلفان و يا سعيد يا الله يا الله تفضلوا استريحوا أسمي أنها مسافة مسافة ال طريق/طرقات سعيد تو مو دور كذاك دور برأسك كأنك غراب هين سليمان أنا بغى سليمان أوهوه تو مو ذي ال مصايب مرة ناوي أسميكم نتوه يوم التقى ال شيطان يفرح هين زين هو هين أ التقى في ال بيت الله يستر الله يستر أوه سليمان سليمان لقد شوشت أفكاري راى راى ال مهم خ خلا سليمان نسبح في ال لجل يا ل من تتون أقصد صغير لا فكر ب عقل إنما ب تسبوح سليمان اسكت و دع أفكر عسى ما شر ال شر في عيناي سليمان راى ما صاحي أنا صاحي أنا صاحي ل عيني عن عن مش راقدة سليمان لا تخوف خير مو صاير ل أنا قررت أن أغير حياة للأفضل زين على أيش ناوي أنا كان بخيل و من كثر بخلي حتى خلفان ما ساعد يوم احتاج ل و قررت أن أساعد ال فقراء ها أنت سليمان مو مو ينجر ذي ال نجرة كلها أنت من هين عند فلوس علشان ساعد حد طبعا ب طريق/طرقات ال خاصة صدق يا خلفان نعم تو سليمان باد يتغير كيف يعني أه ما شي بس أشوفه على طول فكر و كذا عند شي عن كان يجب من هين يجب مو مو درى سليمان ب ال أهلين عبد الله خلفان أوه خميس سلام على كيف حال استريحوا ستريحوا أسميكم ما قام ما يستوي مو أخباركم شوية شوية ال حمد الله كيف ال صحة ب خير جالس/جالسين أدوركم هنا في ال مزرعة هنا و هناك ما التقى ال حمد الله حصلنا مو أخباركم ال حمد الله ب خير ب خير كان جالس/جالسين هناك أشتغل و يوم جيوا جيوا تو جلسنا هنا زين زين زين حلوة ال جمعة حلوة حمد الله رب </text:p>
          </table:table-cell>
          <table:table-cell office:value-type="string" calcext:value-type="string">
            <text:p>OA1_Unknown1_AlKhatim.txt</text:p>
          </table:table-cell>
          <table:table-cell office:value-type="string" calcext:value-type="string">
            <text:p>OA1</text:p>
          </table:table-cell>
          <table:table-cell office:value-type="string" calcext:value-type="string">
            <text:p>comedy</text:p>
          </table:table-cell>
          <table:table-cell/>
        </table:table-row>
        <table:table-row table:style-name="ro1">
          <table:table-cell office:value-type="float" office:value="2" calcext:value-type="float">
            <text:p>2</text:p>
          </table:table-cell>
          <table:table-cell office:value-type="string" calcext:value-type="string">
            <text:p>أنا كان قصدي أرجعك ل طيبة اللي أعرفها من زمان تهتمي ب ملابس و مظهر و تهتمي في و ما تحسسي إني ناقص شي حمدان إنته ناقص شي ناقص زوجة إيه أنا ما بغى بس أم و ربة بيت لا أنا أبغاك زوجة و صديقة و حبيبة فهم فهم بس انت بعد ظلمت ب سالفة ال رسالة لا و ال والعطر ال حريم و يا ريت خبرت مثل ما خبرت ال حين كان ما صار اللي صار و ما كان في داع ي تجرح أحاسيسي وإنت بعد يا طيبة جننتي جننتيني نعم و خلا أغلط على هاشل ال مسكين حقيقي هيه حقيقي </text:p>
          </table:table-cell>
          <table:table-cell office:value-type="string" calcext:value-type="string">
            <text:p>OA2_Unknown2_AlGiran.txt</text:p>
          </table:table-cell>
          <table:table-cell office:value-type="string" calcext:value-type="string">
            <text:p>OA2</text:p>
          </table:table-cell>
          <table:table-cell office:value-type="string" calcext:value-type="string">
            <text:p>comedy</text:p>
          </table:table-cell>
          <table:table-cell/>
        </table:table-row>
        <table:table-row table:style-name="ro1">
          <table:table-cell office:value-type="float" office:value="3" calcext:value-type="float">
            <text:p>3</text:p>
          </table:table-cell>
          <table:table-cell office:value-type="string" calcext:value-type="string">
            <text:p><text:s/>ال أمثال ال عمانية ال سلام على على ال سلام و رحمة الله كيف حال ال حمد الله مو أخبارك أنا تمام كيف ال صحة الله حيى الله يسلم حيى الله ما شاء الله ال تيس كبير ما شاء الله كبير اسمع هذا ال تيس ترا ما عادي ما عادي أنت شاف ال وقفة ها شاف ال وقفة هذا أيوة هذا ما شاف ذا ال جدي شكل خارجي راى عند مزايا هذا أوبتشن ب حتى هيه هيه حتى ال أجزاء ال داخلية هذا أنت لو عرف ال أجزاء ال داخلية هذا تجميع ما جا من جانب واحد يعني أوه أوه أو هيه هيه راى أقول ل أنا ال و ال مطرش ب ال لأنه واثق في عرف اختيارات راى هيه ما شاء الله على و ما بخيب ثقة ال و ال في لكن بس سوى لي شي واحد أه أبغاك شوية أنا شراي راى شراي لكن بس أبغاك حلب لي شوية كذاك في قوطي صغير نذوق نعم هيه نجرب ال حليب نجرب حليب أيش حليب ال تيس لا تو أنا ما عرف تو هذا ال تيس و لا أنت ال تيس يلا عسى خير ال مهم ما بغى نشتري أحسنتوا قال تيس قال حلب </text:p>
          </table:table-cell>
          <table:table-cell office:value-type="string" calcext:value-type="string">
            <text:p>OA3_Unknown3_AmthalOmani.txt</text:p>
          </table:table-cell>
          <table:table-cell office:value-type="string" calcext:value-type="string">
            <text:p>OA3</text:p>
          </table:table-cell>
          <table:table-cell office:value-type="string" calcext:value-type="string">
            <text:p>comedy</text:p>
          </table:table-cell>
          <table:table-cell/>
        </table:table-row>
        <table:table-row table:style-name="ro2">
          <table:table-cell office:value-type="float" office:value="4" calcext:value-type="float">
            <text:p>4</text:p>
          </table:table-cell>
          <table:table-cell office:value-type="string" calcext:value-type="string">
            <text:p><text:s/>ال سلام على ال سلام على اهلا و سهلا و مرحبا كيف حال عساكم طيبين أهلا و سهلا ال حمد الله حمد الله تفضلوا طيب ب اسم الله ال رحمن ال رحيم بادئ ذي بدء نحمد الله سبحان و تعالى الذي جمع ب مرة أخرى على هذه ال أرض ال مبارك فنسأله سبحان و تعالى أن تستمر هذه ال لقاءات لأعوام عديدة قادمة إن شاء الله في ال حقيقة يعني لدى كلمة صغيرة أود أن أقولها و هي تتعلق بأمر لا يريح أن أتكلم في لكن أجد من ال واجب على أن أتحدث في ألا و هو مسألة ال ال ما يحدث على طريق/طرقات هذه ال مسألة يجب أن تهم ال جميع ال آه استعمال ال سيارات ب ال غير ال سليمة في هذه ال طريق/طرقات ال سريعة و في غير ال سريعة من مختلف شريحة/شرائح ال مجتمع لا قال شريحة/شرائح واحدة في هذا ال مجتمع لا شك إنه أمر مزعج وأمر مقلق ف هذه ال أرواح التي يعني تزهق ب هذه ال طريقة نحن نؤمن بأن ال موت ال حياة و ال هي ب يد الله سبحان و تعالى لكن في نفس ال وقت الله سبحان و تعالى أمرنا بأن لا نلقي بأيدنا إلى ال تهلكة اللي يتوفى الله ذلك أمر الله لكن اللي يبقى على قيد ال حياة و هو معوق و في حالة يصبح عالة على نفس و على أهله و على مجتمع هذا أمر لا بد أن نتكاتف جميعا و نعي هذه ال مسألة وأن كان حديث في مجالس و حديث ال أسر بين بعض حتى حد من هذه ال ظاهرة التي لا شك إنها هي ضريبة ضريبة آه لما سمى ب ال آه ب ال و ال نمو و ال و ل كل شي ضريبة لكن هذه ال ضريبة يجب أن لا تمر مر ال كرام و ال ال معنية آه ب هذا ال شأن و خاصة في ال جانب الذي هو تعنى ب شرطة عمان ال سلطانية أعتقد أنها قائمة ب واجب و قائمة ب ال و سوف قام أكثر و لدى تعليمات بأن قام آه يعني تكثف من توعية ال مجتمع ب هذه ال ال ظاهرة غير ال مرغوبة و غير ال آه يعني التي يجب أن حد من قدر ال إمكان حد من قدر ال إمكان ف عندما وجد و راى لماذا تحدث هذه ال ال أمور وجد لأسباب كثيرة لا شك لكن ال عنصر ال بشري هو ال عنصر ال أساسي في إهمال أحيانا ل مركبة إهمال أيضا عدم لا مبالاة آه يريد أن يصل ب سرعة إلى نقطة معينة ف ال أن يصل ب ال و لا يصل محمول على محفة أو ينتهي ب ال أمر في قسم ال طوارئ في ال في ال مستشفيات فأنا أضع هذا ال أمر ب هذه ال صورة وأوجه ال جميع بأن كان هذا ال أمر محل إهتمام كبير كبير كبير جدا و لا شك إنه كل مش آه شريحة/شرائح ال مجتمع جميع ال شريحة/شرائح ال مجتمع تستمع لما أقوله ال يوم من هذا ال مكان ال مبارك ف هذه أعتقد من ال أمور التي لا يزال يعاني من ال مجتمع ال عماني أما ال أمور ال أخرى ف نحمد الله سبحان و تعالى ف ال ال عماني على مستوى جيد من ال وعي و ال و ال معرفة ب ال و يسير بخطى ثابتة و حثيثة نحو ال تقدم و ال و ال ازدهار ونسأل الله سبحان و تعالى ل جميعا ال عفو و ال هذا ما لدى يعني كل أحد لدى </text:p>
          </table:table-cell>
          <table:table-cell office:value-type="string" calcext:value-type="string">
            <text:p>OA4_QaboosBinSaeed_KhitabFiSohar.txt</text:p>
          </table:table-cell>
          <table:table-cell office:value-type="string" calcext:value-type="string">
            <text:p>OA4</text:p>
          </table:table-cell>
          <table:table-cell office:value-type="string" calcext:value-type="string">
            <text:p>speech</text:p>
          </table:table-cell>
          <table:table-cell/>
        </table:table-row>
        <table:table-row table:style-name="ro2">
          <table:table-cell office:value-type="float" office:value="5" calcext:value-type="float">
            <text:p>5</text:p>
          </table:table-cell>
          <table:table-cell office:value-type="string" calcext:value-type="string">
            <text:p>جانا وفد سعودي من زمان قال يا أخي إحنا يوم قال ل راح عمان آه قال ل أهلنا إقروا على آم أرواحكم ال تعويذة قال خير و خاصة إذا راح بهلا و لا نزوى ما أعرف عاد قال ال رستاق و لا لا قال ل ليش أنا كان مع و كان جالس/جالسين سبحان الله في تنوف كل ال وفد و كان عند يعني شو اسم ضرب عيوش زين ف هم مساكين مرتبكين و كذا آه قال يا أخي قال ل أيش في قال يا أخي أهلنا قال ل قرا على عمار ال تعويذة صباح مساء خاصة إذا راح بهلا قال ل تو نتوه بين نزوى و بين بهلا قال لا إله إلا الله كان يقول ما بيصيبكم شي أموركم طيبة أموركم طيبة أقولهم إن شاء الله بس نتو آه هنا محصنين ال يوم و تميت أذكر ل بعض ال حكايات التي تروى أمزح مع قال يا أخ عجب واحد قدر ودى ال سعودية قال ل أيوة لكن بسألك كم حرمة عند قال ثنتين قال ل عجب ما قدر أوديك مرتين أوديك مرة واحدة ف لو ودى مرة واحدة بتزعل حرمة ال ثانية قال عجب أحسن نتسامح قال ل طيب ف تخلص من ال جواب </text:p>
          </table:table-cell>
          <table:table-cell office:value-type="string" calcext:value-type="string">
            <text:p>OA7_SheykhNuumani_AsSaaudiyeen.txt</text:p>
          </table:table-cell>
          <table:table-cell office:value-type="string" calcext:value-type="string">
            <text:p>OA7</text:p>
          </table:table-cell>
          <table:table-cell office:value-type="string" calcext:value-type="string">
            <text:p>speech</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de" fo:country="DE" style:font-name-asian="Tahoma" style:language-asian="zh" style:country-asian="CN" style:font-name-complex="Tahoma" style:language-complex="ar" style:country-complex="OM"/>
    </style:default-style>
    <number:number-style style:name="N0">
      <number:number number:min-integer-digits="1"/>
    </number:number-style>
    <number:currency-style style:name="N107P0" style:volatile="true">
      <number:number number:decimal-places="2" loext:min-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0T20:27:53.246278193</meta:creation-date>
    <dc:date>2017-04-10T20:31:14.826875761</dc:date>
    <meta:editing-duration>PT3M21S</meta:editing-duration>
    <meta:editing-cycles>1</meta:editing-cycles>
    <meta:document-statistic meta:table-count="1" meta:cell-count="29" meta:object-count="0"/>
    <meta:generator>LibreOffice/5.2.3.3$Linux_X86_64 LibreOffice_project/d54a8868f08a7b39642414cf2c8ef2f228f780cf</meta:generator>
  </office:meta>
</office:document-meta>
</file>